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b01e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789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74c0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5631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b01e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7a2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648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db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81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dfd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f3e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7ed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9099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670b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4deb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66a9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a368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a61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a827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b0d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b21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92b3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b5e8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b84f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b897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bb3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bf28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bf5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d7bd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db79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dce9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d348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c290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d329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cd8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c91b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e041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e40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0134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72d9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7d47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6c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45ef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1458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4a0b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957c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4de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55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573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5631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13e0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1903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18ff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1809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9a5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0723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0d89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2589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0bff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e001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d38b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e1c6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ad4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bb8e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aac5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c932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bc26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e450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e5fe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e934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eab0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fb89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f9d7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2fa1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2bd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3bbf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3e8b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3f68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4461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44e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483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49c0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4a08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4c7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4d6e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a520c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92b3be" officeooo:paragraph-rsid="4a4d6e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5989cf2" officeooo:paragraph-rsid="49e001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90092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333333"/>
    </style:style>
    <style:style style:name="T3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" style:family="text">
      <style:text-properties fo:color="#333333" style:font-name-asian="Arial"/>
    </style:style>
    <style:style style:name="T5" style:family="text">
      <style:text-properties fo:color="#333333" officeooo:rsid="4989b145"/>
    </style:style>
    <style:style style:name="T6" style:family="text">
      <style:text-properties fo:color="#333333" style:font-name="標楷體1" officeooo:rsid="4989b145"/>
    </style:style>
    <style:style style:name="T7" style:family="text">
      <style:text-properties fo:color="#010101" style:font-name="標楷體1" style:font-name-asian="標楷體1"/>
    </style:style>
    <style:style style:name="T8" style:family="text">
      <style:text-properties style:font-name="標楷體1"/>
    </style:style>
    <style:style style:name="T9" style:family="text">
      <style:text-properties style:font-name="標楷體1" officeooo:rsid="4886484a"/>
    </style:style>
    <style:style style:name="T10" style:family="text">
      <style:text-properties style:font-name="標楷體1" style:font-name-asian="標楷體1"/>
    </style:style>
    <style:style style:name="T11" style:family="text">
      <style:text-properties style:font-name="標楷體1" officeooo:rsid="4886484a" style:font-name-asian="標楷體1"/>
    </style:style>
    <style:style style:name="T12" style:family="text">
      <style:text-properties style:font-name="標楷體1" officeooo:rsid="48bef41a" style:font-name-asian="標楷體1"/>
    </style:style>
    <style:style style:name="T13" style:family="text">
      <style:text-properties style:font-name="標楷體1" officeooo:rsid="48bf28fb" style:font-name-asian="標楷體1"/>
    </style:style>
    <style:style style:name="T14" style:family="text">
      <style:text-properties style:font-name="標楷體1" officeooo:rsid="48bf5df8" style:font-name-asian="標楷體1"/>
    </style:style>
    <style:style style:name="T15" style:family="text">
      <style:text-properties style:font-name="標楷體1" officeooo:rsid="48d7bd79" style:font-name-asian="標楷體1"/>
    </style:style>
    <style:style style:name="T16" style:family="text">
      <style:text-properties style:font-name="標楷體1" officeooo:rsid="48dce987" style:font-name-asian="標楷體1"/>
    </style:style>
    <style:style style:name="T17" style:family="text">
      <style:text-properties style:font-name="標楷體1" officeooo:rsid="4892b3be" style:font-name-asian="標楷體1"/>
    </style:style>
    <style:style style:name="T18" style:family="text">
      <style:text-properties style:font-name="標楷體1" officeooo:rsid="49a02391" style:font-name-asian="標楷體1"/>
    </style:style>
    <style:style style:name="T19" style:family="text">
      <style:text-properties style:font-name="標楷體1" officeooo:rsid="49eab08e" style:font-name-asian="標楷體1"/>
    </style:style>
    <style:style style:name="T20" style:family="text">
      <style:text-properties style:font-name="標楷體1" officeooo:rsid="499e73b3" style:font-name-asian="標楷體1"/>
    </style:style>
    <style:style style:name="T21" style:family="text">
      <style:text-properties style:font-name="標楷體1" officeooo:rsid="49ed6150" style:font-name-asian="標楷體1"/>
    </style:style>
    <style:style style:name="T22" style:family="text">
      <style:text-properties style:font-name="標楷體1" officeooo:rsid="49eec31d" style:font-name-asian="標楷體1"/>
    </style:style>
    <style:style style:name="T23" style:family="text">
      <style:text-properties style:font-name="標楷體1" officeooo:rsid="49f16aac" style:font-name-asian="標楷體1"/>
    </style:style>
    <style:style style:name="T24" style:family="text">
      <style:text-properties style:font-name="標楷體1" officeooo:rsid="488dfdad"/>
    </style:style>
    <style:style style:name="T25" style:family="text">
      <style:text-properties style:font-name="標楷體1" officeooo:rsid="4892fc3a"/>
    </style:style>
    <style:style style:name="T26" style:family="text">
      <style:text-properties style:font-name="標楷體1" officeooo:rsid="48c72647"/>
    </style:style>
    <style:style style:name="T27" style:family="text">
      <style:text-properties style:font-name="標楷體1" officeooo:rsid="49a2f10a"/>
    </style:style>
    <style:style style:name="T28" style:family="text">
      <style:text-properties style:font-name="標楷體1" officeooo:rsid="499e73b3"/>
    </style:style>
    <style:style style:name="T29" style:family="text">
      <style:text-properties style:font-name="標楷體1" officeooo:rsid="49bc260d"/>
    </style:style>
    <style:style style:name="T30" style:family="text">
      <style:text-properties style:font-name="標楷體1" officeooo:rsid="49a02391"/>
    </style:style>
    <style:style style:name="T31" style:family="text">
      <style:text-properties style:font-name="標楷體1" officeooo:rsid="49bce2e2"/>
    </style:style>
    <style:style style:name="T32" style:family="text">
      <style:text-properties style:font-name="標楷體1" officeooo:rsid="49a61f05"/>
    </style:style>
    <style:style style:name="T33" style:family="text">
      <style:text-properties style:font-name="標楷體1" officeooo:rsid="49f16aac"/>
    </style:style>
    <style:style style:name="T34" style:family="text">
      <style:text-properties style:font-name="標楷體1" officeooo:rsid="49fb89b3"/>
    </style:style>
    <style:style style:name="T35" style:family="text">
      <style:text-properties style:font-name="標楷體1" officeooo:rsid="4a3f6878"/>
    </style:style>
    <style:style style:name="T36" style:family="text">
      <style:text-properties style:font-name="標楷體1" officeooo:rsid="4892b3be"/>
    </style:style>
    <style:style style:name="T37" style:family="text">
      <style:text-properties style:font-name="標楷體1" officeooo:rsid="45989cf2"/>
    </style:style>
    <style:style style:name="T38" style:family="text">
      <style:text-properties officeooo:rsid="4892b3be"/>
    </style:style>
    <style:style style:name="T39" style:family="text">
      <style:text-properties officeooo:rsid="4892b3be" style:font-name-asian="Arial"/>
    </style:style>
    <style:style style:name="T40" style:family="text">
      <style:text-properties officeooo:rsid="499e73b3" style:font-name-asian="Arial"/>
    </style:style>
    <style:style style:name="T41" style:family="text">
      <style:text-properties style:font-name="Liberation Serif1" officeooo:rsid="48bb3073" style:font-name-asian="Liberation Serif1" style:font-name-complex="Liberation Serif1"/>
    </style:style>
    <style:style style:name="T42" style:family="text">
      <style:text-properties style:font-name="Arial" officeooo:rsid="48c72647" style:font-name-asian="Arial"/>
    </style:style>
    <style:style style:name="T43" style:family="text">
      <style:text-properties style:font-name="Arial" officeooo:rsid="499e73b3" style:font-name-asian="Arial"/>
    </style:style>
    <style:style style:name="T44" style:family="text">
      <style:text-properties style:font-name="Arial" officeooo:rsid="499e73b3" style:font-name-asian="標楷體1"/>
    </style:style>
    <style:style style:name="T45" style:family="text">
      <style:text-properties officeooo:rsid="4989b145"/>
    </style:style>
    <style:style style:name="T46" style:family="text">
      <style:text-properties officeooo:rsid="499e73b3"/>
    </style:style>
    <style:style style:name="T47" style:family="text">
      <style:text-properties officeooo:rsid="49a02391"/>
    </style:style>
    <style:style style:name="T48" style:family="text">
      <style:text-properties officeooo:rsid="49ad4db2"/>
    </style:style>
    <style:style style:name="T49" style:family="text">
      <style:text-properties officeooo:rsid="49f16aac"/>
    </style:style>
    <style:style style:name="T50" style:family="text">
      <style:text-properties style:text-position="sub 58%" style:font-name="標楷體1" officeooo:rsid="499e73b3"/>
    </style:style>
    <style:style style:name="T51" style:family="text">
      <style:text-properties style:text-position="sub 58%" style:font-name="標楷體1" officeooo:rsid="4a1d319b"/>
    </style:style>
    <style:style style:name="T52" style:family="text">
      <style:text-properties style:text-position="super 58%" style:font-name="標楷體1" officeooo:rsid="499e73b3"/>
    </style:style>
    <style:style style:name="T53" style:family="text">
      <style:text-properties officeooo:rsid="3fa4dedd"/>
    </style:style>
    <style:style style:name="T54" style:family="text">
      <style:text-properties officeooo:rsid="45989c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95566449" text:style-name="L1">
        <text:list-item>
          <text:p text:style-name="P1"><text:bookmark-start text:name="帶電粒子"/>帶電粒子<text:bookmark-end text:name="帶電粒子"/></text:p>
          <text:list>
            <text:list-item>
              <text:p text:style-name="P5">帶電粒子 不是（人類 認定的）帶電粒子。</text:p>
              <text:list>
                <text:list-item>
                  <text:p text:style-name="P5">明顯例子，人類 認定，電子、質子 是 帶電粒子。</text:p>
                </text:list-item>
                <text:list-item>
                  <text:p text:style-name="P5">明顯例子，人類 認定，中子 是 不帶電粒子。</text:p>
                </text:list-item>
              </text:list>
            </text:list-item>
            <text:list-item>
              <text:p text:style-name="P5">帶電粒子 的 明顯例子，電子、質子、中子。</text:p>
              <text:list>
                <text:list-item>
                  <text:p text:style-name="P5">電子 帶 負電。</text:p>
                </text:list-item>
                <text:list-item>
                  <text:p text:style-name="P5">質子 帶 正電。</text:p>
                </text:list-item>
                <text:list-item>
                  <text:p text:style-name="P2">中子 帶 中電。</text:p>
                  <text:list>
                    <text:list-item>
                      <text:p text:style-name="P6">中電 是 電中性、電中和。</text:p>
                    </text:list-item>
                    <text:list-item>
                      <text:p text:style-name="P6">中電 是 中性的電、中和的電。</text:p>
                    </text:list-item>
                  </text:list>
                </text:list-item>
              </text:list>
            </text:list-item>
            <text:list-item>
              <text:p text:style-name="P7">已知，質子 擁有<text:span text:style-name="T10"> </text:span><text:span text:style-name="T11">2個</text:span>帶正<text:span text:style-name="T9">2/3電的夸克、1</text:span><text:span text:style-name="T11">個</text:span>帶負<text:span text:style-name="T25">1</text:span><text:span text:style-name="T9">/3電的夸克</text:span>。</text:p>
              <text:list>
                <text:list-item>
                  <text:p text:style-name="P7">已知，帶正電的粒子、帶正電的粒子 會 相斥。</text:p>
                  <text:list>
                    <text:list-item>
                      <text:p text:style-name="P8">帶正<text:span text:style-name="T9">2/3電的夸克 擁有 </text:span>帶正電的粒子群。</text:p>
                    </text:list-item>
                    <text:list-item>
                      <text:p text:style-name="P9">？？？力 把 該帶正電的粒子群 壓在一起，形成 帶正<text:span text:style-name="T9">2/3電的夸克</text:span>。</text:p>
                    </text:list-item>
                  </text:list>
                </text:list-item>
                <text:list-item>
                  <text:p text:style-name="P10">已知，帶負電的粒子、帶負電的粒子 會 相斥。</text:p>
                  <text:list>
                    <text:list-item>
                      <text:p text:style-name="P10">帶負<text:span text:style-name="T24">1</text:span><text:span text:style-name="T9">/3電的夸克 擁有 </text:span>帶負電的粒子群。</text:p>
                    </text:list-item>
                    <text:list-item>
                      <text:p text:style-name="P11">？？？力 把 該帶負電的粒子群 壓在一起，形成 帶負<text:span text:style-name="T24">1</text:span><text:span text:style-name="T9">/3電的夸克</text:span>。</text:p>
                    </text:list-item>
                  </text:list>
                </text:list-item>
              </text:list>
            </text:list-item>
            <text:list-item>
              <text:p text:style-name="P12">已知，帶負電的粒子、帶負電的粒子 會 相斥。</text:p>
              <text:list>
                <text:list-item>
                  <text:p text:style-name="P13">電子<text:span text:style-name="T9"> 擁有 </text:span>帶負電的粒子群。</text:p>
                </text:list-item>
                <text:list-item>
                  <text:p text:style-name="P13">？？？力 把 帶負電的粒子群 壓在一起，形成 電子。</text:p>
                </text:list-item>
              </text:list>
            </text:list-item>
            <text:list-item>
              <text:p text:style-name="P14">帶電粒子 發射、輻射 <text:span text:style-name="T8">(更微觀尺度的)小帶電粒子</text:span>。<text:span text:style-name="T7">{(比 帶電粒子 更微觀尺度的)小帶電粒子}</text:span></text:p>
              <text:list>
                <text:list-item>
                  <text:p text:style-name="P15">明顯例子，電子。</text:p>
                  <text:list>
                    <text:list-item>
                      <text:p text:style-name="P16">電子 發射、輻射 一大群<text:span text:style-name="T8">(更微觀尺度的)小帶負電的粒子</text:span>。<text:span text:style-name="T7">{、小帶中電的粒子}</text:span></text:p>
                    </text:list-item>
                    <text:list-item>
                      <text:p text:style-name="P13">電子 發射、輻射 單一、一小群<text:span text:style-name="T8">(更微觀尺度的)小帶正電的粒子</text:span>。<text:span text:style-name="T7">{、小帶中電的粒子}</text:span></text:p>
                    </text:list-item>
                  </text:list>
                </text:list-item>
                <text:list-item>
                  <text:p text:style-name="P17">明顯例子，質子。</text:p>
                  <text:list>
                    <text:list-item>
                      <text:p text:style-name="P17">質子 發射、輻射 一大群<text:span text:style-name="T8">(更微觀尺度的)小帶正電的粒子</text:span>。<text:span text:style-name="T7">{、小帶中電的粒子}</text:span></text:p>
                    </text:list-item>
                    <text:list-item>
                      <text:p text:style-name="P15">質子 發射、輻射 單一、一小群<text:span text:style-name="T8">(更微觀尺度的)小帶負電的粒子</text:span>。<text:span text:style-name="T7">{、小帶中電的粒子}</text:span></text:p>
                    </text:list-item>
                  </text:list>
                </text:list-item>
                <text:list-item>
                  <text:p text:style-name="P15">明顯例子，中子。</text:p>
                  <text:list>
                    <text:list-item>
                      <text:p text:style-name="P15">中子 發射、輻射 一大群<text:span text:style-name="T8">(更微觀尺度的)小帶中電的粒子</text:span>。</text:p>
                    </text:list-item>
                    <text:list-item>
                      <text:p text:style-name="P15">中子 發射、輻射 單一、一小群<text:span text:style-name="T8">(更微觀尺度的)小帶正電的粒子、小帶負電的粒子</text:span>。</text:p>
                    </text:list-item>
                  </text:list>
                </text:list-item>
                <text:list-item>
                  <text:p text:style-name="P17">明顯例子，已知，質子 發射、輻射 小帶正電的粒子。</text:p>
                  <text:list>
                    <text:list-item>
                      <text:p text:style-name="P18">假定，第一個質子 發射、輻射 第一個小帶正電的粒子。</text:p>
                    </text:list-item>
                    <text:list-item>
                      <text:p text:style-name="P19">假定，第一個小帶正電的粒子 碰撞 第二個質子。</text:p>
                    </text:list-item>
                    <text:list-item>
                      <text:p text:style-name="P20">已知，第一個小帶正電的粒子、第二個質子 都是 正電。</text:p>
                      <text:list>
                        <text:list-item>
                          <text:p text:style-name="P19">第二個質子 感受到 推力。</text:p>
                        </text:list-item>
                        <text:list-item>
                          <text:p text:style-name="P21">第二個質子 被遠離 第一個質子。</text:p>
                        </text:list-item>
                      </text:list>
                    </text:list-item>
                  </text:list>
                </text:list-item>
                <text:list-item>
                  <text:p text:style-name="P21">明顯例子，已知，電子 發射、輻射 小帶負電的粒子。</text:p>
                  <text:list>
                    <text:list-item>
                      <text:p text:style-name="P21">假定，第一個電子 發射、輻射 第一個小帶負電的粒子。</text:p>
                    </text:list-item>
                    <text:list-item>
                      <text:p text:style-name="P21">假定，第一個小帶負電的粒子 碰撞 第二個電子。</text:p>
                    </text:list-item>
                    <text:list-item>
                      <text:p text:style-name="P21">已知，第一個小帶負電的粒子、第二個電子 都是 負電。</text:p>
                      <text:list>
                        <text:list-item>
                          <text:p text:style-name="P21">第二個電子 感受到 推力。</text:p>
                        </text:list-item>
                        <text:list-item>
                          <text:p text:style-name="P21">第二個電子 被遠離 第一個電子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正電、負電、中電。</text:p>
              <text:list>
                <text:list-item>
                  <text:p text:style-name="P22">正電 <text:span text:style-name="T39">↔</text:span><text:span text:style-name="T38"> 推力</text:span>。</text:p>
                </text:list-item>
                <text:list-item>
                  <text:p text:style-name="P22">負電 <text:span text:style-name="T39">↔</text:span><text:span text:style-name="T38"> 反推力、鏡射推力</text:span>。<text:span text:style-name="T7">{、摩擦力}</text:span></text:p>
                  <text:list>
                    <text:list-item>
                      <text:p text:style-name="P89">（鏡射 的 相關描述在 <text:span text:style-name="T1">數學</text:span> 文件群的 <text:span text:style-name="T1">虛數</text:span>）</text:p>
                    </text:list-item>
                    <text:list-item>
                      <text:p text:style-name="P23">明顯例子，假定，第一個個體 是 推力個體。</text:p>
                      <text:list>
                        <text:list-item>
                          <text:p text:style-name="P23">假定，第二個個體 是 反推力個體。</text:p>
                        </text:list-item>
                        <text:list-item>
                          <text:p text:style-name="P24">假定，第一個個體 推 第二個個體。</text:p>
                          <text:list>
                            <text:list-item>
                              <text:p text:style-name="P24">第一個個體的 推力 越大，第二個個體的 反推力 越大。</text:p>
                            </text:list-item>
                            <text:list-item>
                              <text:p text:style-name="P25">第一個個體、第二個個體 力平衡。</text:p>
                            </text:list-item>
                            <text:list-item>
                              <text:p text:style-name="P25">第一個個體、第二個個體 位置 不動、沒有變化。</text:p>
                            </text:list-item>
                          </text:list>
                        </text:list-item>
                        <text:list-item>
                          <text:p text:style-name="P25">假定，第二個個體的 反推力 有 上限。</text:p>
                        </text:list-item>
                        <text:list-item>
                          <text:p text:style-name="P25">假定，第一個個體的 推力 &gt; 該上限。</text:p>
                          <text:list>
                            <text:list-item>
                              <text:p text:style-name="P25">第二個個體 <text:span text:style-name="T10">(開始)被(第一個個體)</text:span>推動。</text:p>
                            </text:list-item>
                            <text:list-item>
                              <text:p text:style-name="P25">第二個個體的 反推力 <text:span text:style-name="T10">(仍然)</text:span>存在。</text:p>
                            </text:list-item>
                          </text:list>
                        </text:list-item>
                        <text:list-item>
                          <text:p text:style-name="P26">假定，第一個個體的 推力 <text:span text:style-name="T41">≤</text:span> 該上限。</text:p>
                          <text:list>
                            <text:list-item>
                              <text:p text:style-name="P26">第二個個體的 反推力<text:span text:style-name="T10"> = </text:span>第一個個體的 推力。</text:p>
                            </text:list-item>
                          </text:list>
                        </text:list-item>
                        <text:list-item>
                          <text:p text:style-name="P26">反推力 的 明顯例子，摩擦力。</text:p>
                          <text:list>
                            <text:list-item>
                              <text:p text:style-name="P26">明顯例子，假定，第一個個<text:span text:style-name="T10">體 擁有 </text:span><text:span text:style-name="T12">x%的推力個體、(100%-x%)的反推力個體</text:span>。</text:p>
                              <text:list>
                                <text:list-item>
                                  <text:p text:style-name="P27">假定，第二個個<text:span text:style-name="T10">體 擁有 </text:span><text:span text:style-name="T13">y</text:span><text:span text:style-name="T12">%的推力個體、(100%-</text:span><text:span text:style-name="T13">y</text:span><text:span text:style-name="T12">%)的反推力個體</text:span>。</text:p>
                                </text:list-item>
                                <text:list-item>
                                  <text:p text:style-name="P27">假定，第一個個體 使用 某一特定力 推 第二個個體。</text:p>
                                  <text:list>
                                    <text:list-item>
                                      <text:p text:style-name="P28"><text:span text:style-name="T12">x%的推力個體、</text:span><text:span text:style-name="T13">y</text:span><text:span text:style-name="T12">%的推力個體 </text:span><text:span text:style-name="T14">互相 排斥，形成 第一個排斥力</text:span>。</text:p>
                                    </text:list-item>
                                    <text:list-item>
                                      <text:p text:style-name="P29"><text:span text:style-name="T12">x%的推力個體、(100%-</text:span><text:span text:style-name="T13">y</text:span><text:span text:style-name="T12">%)的反推力個體 </text:span><text:span text:style-name="T14">互相 吸引，形成 第一個吸引力</text:span>。</text:p>
                                    </text:list-item>
                                    <text:list-item>
                                      <text:p text:style-name="P29"><text:span text:style-name="T12">(100%-</text:span><text:span text:style-name="T15">x</text:span><text:span text:style-name="T12">%)、(100%-</text:span><text:span text:style-name="T13">y</text:span><text:span text:style-name="T12">%) 的反推力個體 </text:span><text:span text:style-name="T14">互相 排斥，形成 第二個排斥力</text:span>。</text:p>
                                    </text:list-item>
                                    <text:list-item>
                                      <text:p text:style-name="P30"><text:span text:style-name="T12">(100%-x%)的反推力個體、</text:span><text:span text:style-name="T13">y</text:span><text:span text:style-name="T12">%的推力個體 </text:span><text:span text:style-name="T14">互相 吸引，形成 第二個吸引力</text:span>。</text:p>
                                    </text:list-item>
                                    <text:list-item>
                                      <text:p text:style-name="P31">排斥<text:span text:style-name="T10">力 </text:span><text:span text:style-name="T16">= </text:span><text:span text:style-name="T14">第一個排斥力 </text:span><text:span text:style-name="T16">+ </text:span><text:span text:style-name="T14">第二個排斥力</text:span>。</text:p>
                                    </text:list-item>
                                    <text:list-item>
                                      <text:p text:style-name="P31"><text:span text:style-name="T10">吸</text:span>引力<text:span text:style-name="T10"> </text:span><text:span text:style-name="T16">= </text:span><text:span text:style-name="T14">第一個吸引力 </text:span><text:span text:style-name="T16">+ </text:span><text:span text:style-name="T14">第二個吸引力</text:span>。</text:p>
                                    </text:list-item>
                                    <text:list-item>
                                      <text:p text:style-name="P32">已知，該力 是 推、排斥。</text:p>
                                    </text:list-item>
                                    <text:list-item>
                                      <text:p text:style-name="P28">假定，該力<text:span text:style-name="T10"> + </text:span>排斥<text:span text:style-name="T10">力 &gt; 吸</text:span>引力。</text:p>
                                      <text:list>
                                        <text:list-item>
                                          <text:p text:style-name="P33">第二個個體 被遠離 第一個個體。</text:p>
                                        </text:list-item>
                                        <text:list-item>
                                          <text:p text:style-name="P33">第二個個體 被推動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">假定，該力<text:span text:style-name="T10"> + </text:span>排斥<text:span text:style-name="T10">力 = 吸</text:span>引力。</text:p>
                                      <text:list>
                                        <text:list-item>
                                          <text:p text:style-name="P34">第一個個體、第二個個體 位置 不動、沒有變化。</text:p>
                                        </text:list-item>
                                        <text:list-item>
                                          <text:p text:style-name="P33">第一個個體、第二個個體 力平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">假定，該力<text:span text:style-name="T10"> + </text:span>排斥<text:span text:style-name="T10">力 &lt; 吸</text:span>引力。</text:p>
                                      <text:list>
                                        <text:list-item>
                                          <text:p text:style-name="P33">第二個個體 被接近 第一個個體。</text:p>
                                        </text:list-item>
                                        <text:list-item>
                                          <text:p text:style-name="P35">第二個個體 被反推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6"><text:span text:style-name="T12">(100%-</text:span><text:span text:style-name="T13">y</text:span><text:span text:style-name="T12">%) 越大</text:span><text:span text:style-name="T26"> </text:span><text:span text:style-name="T42">↔</text:span><text:span text:style-name="T26"> </text:span>摩擦係數 越大。</text:p>
                                </text:list-item>
                                <text:list-item>
                                  <text:p text:style-name="P36">對於 推力個體 來說，推力個體 是（人類 認定的）負物質、反重力物質。</text:p>
                                </text:list-item>
                                <text:list-item>
                                  <text:p text:style-name="P37">對於 反推力個體 來說，反推力個體 是（人類 認定的）負物質、反重力物質。</text:p>
                                </text:list-item>
                                <text:list-item>
                                  <text:p text:style-name="P38">對於 力平衡個體 來說，推力個體、反推力個體 是（人類 認定的）物質。</text:p>
                                </text:list-item>
                                <text:list-item>
                                  <text:p text:style-name="P38">對於 力平衡個體 來說，力平衡個體 是（人類 認定的）物質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中電 <text:span text:style-name="T39">↔</text:span><text:span text:style-name="T38"> 力平衡</text:span>。</text:p>
                </text:list-item>
              </text:list>
            </text:list-item>
            <text:list-item>
              <text:p text:style-name="P39">正電、負電、中電。</text:p>
              <text:list>
                <text:list-item>
                  <text:p text:style-name="P76">正電粒子 是 吸收<text:span text:style-name="T8">小負電粒子</text:span>、發射<text:span text:style-name="T8">小</text:span>正電粒子 的 個體。</text:p>
                  <text:list>
                    <text:list-item>
                      <text:p text:style-name="P76">對於 正電粒子 來說，<text:span text:style-name="T8">負電、負電粒子</text:span><text:span text:style-name="T9"> 有 </text:span><text:span text:style-name="T8">吸</text:span>引力<text:span text:style-name="T38">。</text:span></text:p>
                    </text:list-item>
                    <text:list-item>
                      <text:p text:style-name="P77">對於 正電粒子 來說，正<text:span text:style-name="T8">電、</text:span>正<text:span text:style-name="T8">電粒子</text:span><text:span text:style-name="T9"> 有 </text:span>排斥<text:span text:style-name="T8">力</text:span>。</text:p>
                    </text:list-item>
                  </text:list>
                </text:list-item>
                <text:list-item>
                  <text:p text:style-name="P77">負電粒子 是 吸收<text:span text:style-name="T8">小</text:span>正<text:span text:style-name="T8">電粒子</text:span>、發射<text:span text:style-name="T8">小</text:span>負電粒子 的 個體。</text:p>
                  <text:list>
                    <text:list-item>
                      <text:p text:style-name="P77">對於 負電粒子 來說，正<text:span text:style-name="T8">電、</text:span>正<text:span text:style-name="T8">電粒子 </text:span><text:span text:style-name="T9">有 </text:span><text:span text:style-name="T8">吸</text:span>引力<text:span text:style-name="T38">。</text:span></text:p>
                    </text:list-item>
                    <text:list-item>
                      <text:p text:style-name="P78">對於 負電粒子 來說，<text:span text:style-name="T8">負電、負電粒子</text:span><text:span text:style-name="T9"> 有 </text:span>排斥<text:span text:style-name="T8">力</text:span>。</text:p>
                    </text:list-item>
                  </text:list>
                </text:list-item>
                <text:list-item>
                  <text:p text:style-name="P78">中電粒子 是 發射<text:span text:style-name="T8">小</text:span>中電粒子 的 個體。</text:p>
                </text:list-item>
                <text:list-item>
                  <text:p text:style-name="P40">負電粒子、負電粒子 相遇、遠離。</text:p>
                  <text:list>
                    <text:list-item>
                      <text:p text:style-name="P79"><text:span text:style-name="T8">小</text:span>正<text:span text:style-name="T8">電粒子</text:span>的 數量<text:span text:style-name="T38"> 降低 越多、越快</text:span>。</text:p>
                    </text:list-item>
                    <text:list-item>
                      <text:p text:style-name="P79"><text:span text:style-name="T8">小負</text:span>電粒子的 數量<text:span text:style-name="T38"> 提升 越多、越快</text:span>。</text:p>
                    </text:list-item>
                    <text:list-item>
                      <text:p text:style-name="P80"><text:span text:style-name="T8">小負電粒子</text:span>的 數量 越高，負電粒子 遠離的 速度、加速度 越高。</text:p>
                    </text:list-item>
                  </text:list>
                </text:list-item>
                <text:list-item>
                  <text:p text:style-name="P40">負電粒子、正電粒子 相遇、接近。</text:p>
                  <text:list>
                    <text:list-item>
                      <text:p text:style-name="P81"><text:span text:style-name="T8">小</text:span>正<text:span text:style-name="T8">電粒子</text:span><text:span text:style-name="T38">、</text:span><text:span text:style-name="T8">小負</text:span>電粒子 的 數量<text:span text:style-name="T38"> 提升 越多、越快</text:span>。</text:p>
                    </text:list-item>
                    <text:list-item>
                      <text:p text:style-name="P83"><text:span text:style-name="T8">小</text:span>正<text:span text:style-name="T8">電粒子</text:span>的 數量 越高，<text:span text:style-name="T8">負</text:span>電粒子 接近的 速度、加速度 越高。</text:p>
                    </text:list-item>
                    <text:list-item>
                      <text:p text:style-name="P82"><text:span text:style-name="T8">小負電粒子</text:span>的 數量 越高，正電粒子 接近的 速度、加速度 越高。</text:p>
                    </text:list-item>
                  </text:list>
                </text:list-item>
                <text:list-item>
                  <text:p text:style-name="P84">負電粒子、中電粒子 相遇、<text:span text:style-name="T38">無視</text:span>。</text:p>
                </text:list-item>
              </text:list>
            </text:list-item>
            <text:list-item>
              <text:p text:style-name="P46">明顯例子，假定，箱子 包覆 正電粒子、負電粒子、中電粒子。</text:p>
              <text:list>
                <text:list-item>
                  <text:p text:style-name="P47">已知，正電粒子 發射、厭惡 <text:span text:style-name="T8">小帶正電的粒子</text:span>。</text:p>
                  <text:list>
                    <text:list-item>
                      <text:p text:style-name="P47">正電粒子、正電粒子 相遇、遠離。</text:p>
                    </text:list-item>
                  </text:list>
                </text:list-item>
                <text:list-item>
                  <text:p text:style-name="P48">已知，正電粒子 吸收、趨向 <text:span text:style-name="T8">小帶負電的粒子</text:span>。</text:p>
                  <text:list>
                    <text:list-item>
                      <text:p text:style-name="P49">正電粒子、負電粒子 相遇、接近。</text:p>
                    </text:list-item>
                  </text:list>
                </text:list-item>
                <text:list-item>
                  <text:p text:style-name="P50">正電粒子、中電粒子 相遇、無視。</text:p>
                </text:list-item>
              </text:list>
            </text:list-item>
            <text:list-item>
              <text:p text:style-name="P50">明顯例子，假定，某一特定個體 使用 外力，讓 正電粒子、正電粒子 接近。</text:p>
              <text:list>
                <text:list-item>
                  <text:p text:style-name="P50">正電粒子、正電粒子 產生 力，<text:span text:style-name="T10">(試圖)</text:span>遠離 對方。</text:p>
                </text:list-item>
                <text:list-item>
                  <text:p text:style-name="P50">假定，正電粒子、正電粒子 之間的 距離 到達、進入 某一特定範圍。</text:p>
                  <text:list>
                    <text:list-item>
                      <text:p text:style-name="P50">正電粒子、正電粒子 有機率停止 遠離 對方。</text:p>
                    </text:list-item>
                    <text:list-item>
                      <text:p text:style-name="P50">正電粒子、正電粒子 形成 群聚、聚落。</text:p>
                    </text:list-item>
                    <text:list-item>
                      <text:p text:style-name="P50"><text:span text:style-name="T10">(正電粒子 蘊含的)</text:span>能量 高於 某一特定閥值，從 遠離 到 群聚。</text:p>
                    </text:list-item>
                  </text:list>
                </text:list-item>
                <text:list-item>
                  <text:p text:style-name="P4">能量 高於 該閥值<text:span text:style-name="T2"> 形成 </text:span>群聚<text:span text:style-name="T2"> </text:span><text:span text:style-name="T4">↔</text:span><text:span text:style-name="T5"> </text:span><text:span text:style-name="T6">(化學)</text:span><text:span text:style-name="T5">能量 高於 活性能 從 氫原子、氧原子 變成 水</text:span><text:span text:style-name="T45">。</text:span></text:p>
                  <text:list>
                    <text:list-item>
                      <text:p text:style-name="P51">假定，正電粒子、正電粒子 之間的 距離 到達、進入<text:span text:style-name="T10">(有機率形成 群聚的)</text:span>某一特定範圍。</text:p>
                    </text:list-item>
                    <text:list-item>
                      <text:p text:style-name="P52">明顯例子，能量 高於 該閥值 正電粒子、負電粒子 形成 群聚。</text:p>
                      <text:list>
                        <text:list-item>
                          <text:p text:style-name="P53">明顯例子，能量 高於 該閥值 質子、電子 形成 群聚。</text:p>
                        </text:list-item>
                        <text:list-item>
                          <text:p text:style-name="P54">明顯例子，能量 高於 該閥值 從 質子、電子 變成 氫原子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明顯例子，假定，第一個原子 擁有 某一特定 數量、結構 的 正電粒子、負電粒子、中電粒子。</text:p>
              <text:list>
                <text:list-item>
                  <text:p text:style-name="P55">假定，第二個原子 擁有 不同數量的、不同結構的 正電粒子、負電粒子、中電粒子。</text:p>
                </text:list-item>
                <text:list-item>
                  <text:p text:style-name="P50">第一個原子、第二個原子 是 不同的 原子。</text:p>
                  <text:list>
                    <text:list-item>
                      <text:p text:style-name="P50">明顯例子，<text:span text:style-name="T10">元素週期表，不同</text:span>的 元素。</text:p>
                    </text:list-item>
                  </text:list>
                </text:list-item>
                <text:list-item>
                  <text:p text:style-name="P50">明顯例子。</text:p>
                  <text:list>
                    <text:list-item>
                      <text:p text:style-name="P86"><text:span text:style-name="T27">1個</text:span><text:span text:style-name="T46">正電粒子 有機率形成 氫陽離子</text:span><text:span text:style-name="T28">(H</text:span><text:span text:style-name="T52">+</text:span><text:span text:style-name="T28">) </text:span><text:span text:style-name="T43">↔</text:span><text:span text:style-name="T28"> </text:span><text:span text:style-name="T27">1個</text:span><text:span text:style-name="T46">氫原子 形成 氫原子</text:span><text:span text:style-name="T28">(H)</text:span>。</text:p>
                    </text:list-item>
                    <text:list-item>
                      <text:p text:style-name="P86"><text:span text:style-name="T32">2</text:span><text:span text:style-name="T28">個</text:span><text:span text:style-name="T46">正電粒子 有機率形成 二氫陽離子</text:span><text:span text:style-name="T28">(H</text:span><text:span text:style-name="T50">2</text:span><text:span text:style-name="T52">+</text:span><text:span text:style-name="T28">) </text:span><text:span text:style-name="T43">↔</text:span><text:span text:style-name="T28"> </text:span><text:span text:style-name="T32">2</text:span><text:span text:style-name="T28">個</text:span><text:span text:style-name="T46">氫原子 有機率形成 氫氣</text:span><text:span text:style-name="T28">(H</text:span><text:span text:style-name="T50">2</text:span><text:span text:style-name="T28">)</text:span>。</text:p>
                    </text:list-item>
                    <text:list-item>
                      <text:p text:style-name="P86"><text:span text:style-name="T27">3</text:span><text:span text:style-name="T30">個正</text:span><text:span text:style-name="T47">電粒子 有機率形成 三氫陽離子</text:span><text:span text:style-name="T28">(H</text:span><text:span text:style-name="T51">3</text:span><text:span text:style-name="T52">+</text:span><text:span text:style-name="T28">) </text:span><text:span text:style-name="T43">↔</text:span><text:span text:style-name="T46"> </text:span><text:span text:style-name="T27">3</text:span><text:span text:style-name="T30">個</text:span><text:span text:style-name="T46">氫原子 有機率形成 三原子氫</text:span><text:span text:style-name="T28">(H</text:span><text:span text:style-name="T51">3</text:span><text:span text:style-name="T28">)</text:span>。</text:p>
                    </text:list-item>
                  </text:list>
                </text:list-item>
                <text:list-item>
                  <text:p text:style-name="P68">擁有，不同數量的、不同結構的 正電粒子、負電粒子、中電粒子<text:span text:style-name="T18"> </text:span><text:span text:style-name="T43">↔</text:span><text:span text:style-name="T20"> 不同 身分、性別</text:span>。</text:p>
                </text:list-item>
                <text:list-item>
                  <text:p text:style-name="P69">第一個原子、第二個原子 是 不同的 元素<text:span text:style-name="T18"> </text:span><text:span text:style-name="T43">↔</text:span><text:span text:style-name="T20"> 第一個個體、第二個個體 是 不同的 身分</text:span>。</text:p>
                  <text:list>
                    <text:list-item>
                      <text:p text:style-name="P70">第一個原子<text:span text:style-name="T18"> </text:span><text:span text:style-name="T43">↔</text:span><text:span text:style-name="T20"> </text:span><text:span text:style-name="T27">1</text:span><text:span text:style-name="T28">個</text:span><text:span text:style-name="T46">正電粒子</text:span><text:span text:style-name="T18"> </text:span><text:span text:style-name="T43">↔</text:span><text:span text:style-name="T20"> </text:span><text:span text:style-name="T21">1個廚師(</text:span><text:span text:style-name="T20">攤販)</text:span>。</text:p>
                    </text:list-item>
                    <text:list-item>
                      <text:p text:style-name="P71">第二個原子<text:span text:style-name="T18"> </text:span><text:span text:style-name="T43">↔</text:span><text:span text:style-name="T20"> </text:span><text:span text:style-name="T19">2</text:span><text:span text:style-name="T28">個</text:span><text:span text:style-name="T46">正電粒子 形成 群聚</text:span><text:span text:style-name="T18"> </text:span><text:span text:style-name="T43">↔</text:span><text:span text:style-name="T20"> </text:span><text:span text:style-name="T22">2個廚師 形成 </text:span><text:span text:style-name="T20">店家</text:span>。</text:p>
                      <text:list>
                        <text:list-item>
                          <text:p text:style-name="P72">假定，<text:span text:style-name="T34">1</text:span><text:span text:style-name="T49">個廚師 </text:span><text:span text:style-name="T23">無法</text:span><text:span text:style-name="T49">形成 店家</text:span>。</text:p>
                        </text:list-item>
                        <text:list-item>
                          <text:p text:style-name="P71">假定，<text:span text:style-name="T33">2</text:span><text:span text:style-name="T49">個廚師 才有機率</text:span><text:span text:style-name="T23">(擁有 足夠的設備、店家的經營許可) </text:span><text:span text:style-name="T49">形成 店家。</text:span></text:p>
                          <text:list>
                            <text:list-item>
                              <text:p text:style-name="P73">足夠的設備<text:span text:style-name="T18"> </text:span><text:span text:style-name="T43">↔</text:span><text:span text:style-name="T20"> </text:span><text:span text:style-name="T33">2</text:span><text:span text:style-name="T49">個正電粒子</text:span>。</text:p>
                            </text:list-item>
                            <text:list-item>
                              <text:p text:style-name="P73"><text:span text:style-name="T23">店家的經營許可</text:span><text:span text:style-name="T18"> </text:span><text:span text:style-name="T43">↔</text:span><text:span text:style-name="T20"> (</text:span><text:span text:style-name="T23">2個正電粒子</text:span><text:span text:style-name="T10"> 之間的 距離 到達、進入)</text:span><text:span text:style-name="T49">某一特定範圍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20T13:41:21.295000000</dc:date>
    <meta:editing-duration>P22DT7H10M29S</meta:editing-duration>
    <meta:editing-cycles>17591</meta:editing-cycles>
    <meta:document-statistic meta:table-count="0" meta:image-count="0" meta:object-count="0" meta:page-count="1" meta:paragraph-count="134" meta:word-count="2915" meta:character-count="3532" meta:non-whitespace-character-count="3146"/>
  </office:meta>
</office:document-meta>
</file>